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0890000293EBDCC5D19.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jerenje1" style:family="table">
      <style:table-properties style:width="16.999cm" table:align="margins"/>
    </style:style>
    <style:style style:name="mjerenje1.A" style:family="table-column">
      <style:table-column-properties style:column-width="2.833cm" style:rel-column-width="10921*"/>
    </style:style>
    <style:style style:name="mjerenje1.B" style:family="table-column">
      <style:table-column-properties style:column-width="4.073cm" style:rel-column-width="15702*"/>
    </style:style>
    <style:style style:name="mjerenje1.C" style:family="table-column">
      <style:table-column-properties style:column-width="4.657cm" style:rel-column-width="17952*"/>
    </style:style>
    <style:style style:name="mjerenje1.D" style:family="table-column">
      <style:table-column-properties style:column-width="5.436cm" style:rel-column-width="20960*"/>
    </style:style>
    <style:style style:name="mjerenje1.A1" style:family="table-cell">
      <style:table-cell-properties fo:padding="0.097cm" fo:border-left="0.002cm solid #000000" fo:border-right="none" fo:border-top="0.002cm solid #000000" fo:border-bottom="0.002cm solid #000000"/>
    </style:style>
    <style:style style:name="mjerenje1.D1" style:family="table-cell">
      <style:table-cell-properties fo:padding="0.097cm" fo:border="0.002cm solid #000000"/>
    </style:style>
    <style:style style:name="mjerenje1.A2" style:family="table-cell">
      <style:table-cell-properties fo:padding="0.097cm" fo:border-left="0.002cm solid #000000" fo:border-right="none" fo:border-top="none" fo:border-bottom="0.002cm solid #000000"/>
    </style:style>
    <style:style style:name="mjerenj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position="0% 100%" fo:font-style="normal" style:font-style-asian="normal" style:font-style-complex="normal"/>
    </style:style>
    <style:style style:name="P6" style:family="paragraph" style:parent-style-name="Standard">
      <style:paragraph-properties fo:text-align="justify" style:justify-single-word="false"/>
      <style:text-properties style:text-position="0% 100%"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8" style:family="paragraph" style:parent-style-name="Standard" style:list-style-name="L1">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9" style:family="paragraph" style:parent-style-name="Table_20_Heading">
      <style:text-properties fo:language="hr" fo:country="HR" fo:font-style="italic" style:font-size-asian="10.5pt" style:font-style-asian="italic" style:font-style-complex="italic"/>
    </style:style>
    <style:style style:name="P10" style:family="paragraph" style:parent-style-name="Table_20_Contents">
      <style:paragraph-properties fo:text-align="center" style:justify-single-word="false"/>
      <style:text-properties fo:language="hr" fo:country="HR" style:font-size-asian="10.5pt"/>
    </style:style>
    <style:style style:name="P11" style:family="paragraph" style:parent-style-name="Table_20_Contents">
      <style:paragraph-properties fo:text-align="justify" style:justify-single-word="false"/>
      <style:text-properties fo:language="hr" fo:country="HR" style:font-size-asian="10.5pt"/>
    </style:style>
    <style:style style:name="P12" style:family="paragraph" style:parent-style-name="Standard">
      <style:paragraph-properties fo:text-align="justify" style:justify-single-word="false"/>
      <style:text-properties fo:font-size="12pt" fo:language="hr" fo:country="HR" fo:font-weight="bold" fo:background-color="transparent"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hr" fo:country="HR"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b 58%"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0% 100%" fo:font-style="normal" style:font-style-asian="normal" style:font-style-complex="normal"/>
    </style:style>
    <style:style style:name="T5" style:family="text">
      <style:text-properties style:text-position="0% 100%" fo:font-style="italic" style:font-style-asian="italic" style:font-style-complex="italic"/>
    </style:style>
    <style:style style:name="T6" style:family="text">
      <style:text-properties style:font-name="Times New Roman" style:font-name-asian="Bitstream Vera Sans" style:font-name-complex="Bitstream Vera Sans"/>
    </style:style>
    <style:style style:name="T7" style:family="text">
      <style:text-properties style:text-position="sub 58%" style:font-name="Times New Roman" style:font-name-asian="Bitstream Vera Sans" style:font-name-complex="Bitstream Vera Sans"/>
    </style:style>
    <style:style style:name="T8" style:family="text">
      <style:text-properties style:font-name="Times New Roman" fo:font-weight="bold" style:font-name-asian="Bitstream Vera Sans" style:font-weight-asian="bold" style:font-name-complex="Bitstream Vera Sans" style:font-weight-complex="bold"/>
    </style:style>
    <style:style style:name="T9" style:family="text">
      <style:text-properties style:text-position="sub 58%"/>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orija</text:p>
      <text:p text:style-name="P2">Indeks loma možemo odrediti iz pojave da se dubina vode čini manjom nego što stvarno jest. Koristimo indeks loma <text:span text:style-name="T1">n</text:span> određen iz omjera stvarne i prividne dubine:</text:p>
      <text:p text:style-name="P3"><draw:frame draw:style-name="fr1" draw:name="Object1" text:anchor-type="as-char" svg:width="1.321cm" svg:height="0.997cm" draw:z-index="0"><draw:object xlink:href="./Object 1" xlink:type="simple" xlink:show="embed" xlink:actuate="onLoad"/><draw:image xlink:href="./ObjectReplacements/Object 1" xlink:type="simple" xlink:show="embed" xlink:actuate="onLoad"/></draw:frame></text:p>
      <text:p text:style-name="P4">Podloga za ovu formulu nalazi se u stigmatizmu ravnog dioptra. Jednadžbu konjugacije za ravni dioptar možemo naći iz jednadžbe konjugacije za sferni dioptar koji se sastoji od dvaju izotropnih i homogenih optičkih sredstava s različitim indeksima loma <text:span text:style-name="T1">n</text:span><text:span text:style-name="T2">1</text:span><text:span text:style-name="T3"> i </text:span><text:span text:style-name="T1">n</text:span><text:span text:style-name="T2">2</text:span><text:span text:style-name="T4">, a koji su rastavljeni sfernom plohom. Ta jednadžba konjugacije za sferni dioptar, koristeći Gaussove aprokismacije, glasi:</text:span></text:p>
      <text:p text:style-name="P5"><draw:frame draw:style-name="fr1" draw:name="Object2" text:anchor-type="as-char" svg:width="2.96cm" svg:height="1.06cm" draw:z-index="1"><draw:object xlink:href="./Object 2" xlink:type="simple" xlink:show="embed" xlink:actuate="onLoad"/><draw:image xlink:href="./ObjectReplacements/Object 2" xlink:type="simple" xlink:show="embed" xlink:actuate="onLoad"/></draw:frame></text:p>
      <text:p text:style-name="P4"><text:span text:style-name="T4">uz a = udaljenost predmeta, b = udaljenost slike od sferne plohe, te R = polumjer zakrivljenosti sferne plohe. Ako primijenimo </text:span><text:span text:style-name="T4"><draw:frame draw:style-name="fr1" draw:name="Object3" text:anchor-type="as-char" svg:width="1.266cm" svg:height="0.467cm" draw:z-index="2"><draw:object xlink:href="./Object 3" xlink:type="simple" xlink:show="embed" xlink:actuate="onLoad"/><draw:image xlink:href="./ObjectReplacements/Object 3" xlink:type="simple" xlink:show="embed" xlink:actuate="onLoad"/></draw:frame></text:span><text:span text:style-name="T4">:</text:span></text:p>
      <text:p text:style-name="P5"><draw:frame draw:style-name="fr1" draw:name="Object4" text:anchor-type="as-char" svg:width="2.016cm" svg:height="1.06cm" draw:z-index="3"><draw:object xlink:href="./Object 4" xlink:type="simple" xlink:show="embed" xlink:actuate="onLoad"/><draw:image xlink:href="./ObjectReplacements/Object 4" xlink:type="simple" xlink:show="embed" xlink:actuate="onLoad"/></draw:frame></text:p>
      <text:p text:style-name="P4"><text:span text:style-name="T4">Realni predmet na mjestu </text:span><text:span text:style-name="T5">a</text:span><text:span text:style-name="T4">&gt;0 daje virtualnu sliku na mjestu </text:span><text:span text:style-name="T4"><draw:frame draw:style-name="fr1" draw:name="Object5" text:anchor-type="as-char" svg:width="2.639cm" svg:height="0.529cm" draw:z-index="4"><draw:object xlink:href="./Object 5" xlink:type="simple" xlink:show="embed" xlink:actuate="onLoad"/><draw:image xlink:href="./ObjectReplacements/Object 5" xlink:type="simple" xlink:show="embed" xlink:actuate="onLoad"/></draw:frame></text:span><text:span text:style-name="T4">pri čemu ispada </text:span><text:span text:style-name="T5">b</text:span><text:span text:style-name="T4">&lt;0. Ako se postavi </text:span><text:span text:style-name="T5">d=a, d'=b, n</text:span><text:span text:style-name="T2">2</text:span><text:span text:style-name="T5">=1</text:span><text:span text:style-name="T4"> (zrak) i </text:span><text:span text:style-name="T5">n</text:span><text:span text:style-name="T2">1</text:span><text:span text:style-name="T5">=n</text:span><text:span text:style-name="T4"> (nepoznati indeks) iz trećeg navedenog izraza će proizaći prvi.</text:span></text:p>
      <text:p text:style-name="P5"/>
      <text:p text:style-name="P6">Mjerenje</text:p>
      <text:p text:style-name="P7">Za optičko sredstvo koristi se planparalelna pločica nepoznatog indeksa loma. Ta pločica na donjoj plohi od predmeta stvara prividno podignutu sliku ako taj predmet promatramo <text:s/>odozgo kroz ploču. Promatrajući mikroskopom, precizno određujemo vertikalni položaj. No umjesto klasičnog okulara koristi se elektronski okular koji sliku projicira na ekran računala pomoću programa ICM532. Taj program dobiva sliku preko USB priključka. </text:p>
      <text:p text:style-name="P7"/>
      <text:p text:style-name="P7"><draw:frame draw:style-name="fr2" draw:name="graphics1" text:anchor-type="paragraph" svg:x="9.084cm" svg:y="0cm" svg:width="7.772cm" svg:height="3.32cm" draw:z-index="5"><draw:image xlink:href="Pictures/20000007000060890000293EBDCC5D19.svm" xlink:type="simple" xlink:show="embed" xlink:actuate="onLoad"/></draw:frame>Princip mjerenja bazira se na promjeni potrebnog fokusa <text:s/>objektiva kako bismo ponovno dobili bistru sliku s mikroskopa. Ako izoštrimo sliku prije stavljanja pločice i tako dobijemo točku P, nakon stavljanja pločice slika više neće biti toliko oštra. Tek nakon podizanja mikroskopa do slika se ponovno izoštrava. Na taj način dobivamo točku S. Također obavimo fokusiranje na samu ploču P' (na predmet na gornjoj površini) kako bismo dobili dubinu same ploče.</text:p>
      <text:p text:style-name="P7"/>
      <text:p text:style-name="P7">Prava dubina: <text:span text:style-name="T1">d=P'P</text:span>; prividna dubina: <text:span text:style-name="T1">d'=P'S</text:span></text:p>
      <text:p text:style-name="P7"/>
      <text:p text:style-name="P7"><draw:frame draw:style-name="fr1" draw:name="Object6" text:anchor-type="as-char" svg:width="4.233cm" svg:height="1.124cm" draw:z-index="6"><draw:object xlink:href="./Object 6" xlink:type="simple" xlink:show="embed" xlink:actuate="onLoad"/><draw:image xlink:href="./ObjectReplacements/Object 6" xlink:type="simple" xlink:show="embed" xlink:actuate="onLoad"/></draw:frame></text:p>
      <text:p text:style-name="P7"/>
      <text:p text:style-name="P7"/>
      <text:p text:style-name="P7"/>
      <text:p text:style-name="P7"/>
      <text:p text:style-name="P7"/>
      <text:p text:style-name="P6">Postupak mjerenja</text:p>
      <text:list text:style-name="L1">
        <text:list-item>
          <text:p text:style-name="P8">Postaviti i učvrstiti pločicu na platformu mikroskopa i fokusirati na urezani zarez na podložnoj pločici. Koristiti gumb za fino podešavanje. Očitati položaj mikroskopa <text:span text:style-name="T1">p</text:span><text:span text:style-name="T2">1</text:span> na mikrometru.</text:p>
        </text:list-item>
        <text:list-item>
          <text:p text:style-name="P8">Položiti planparalelnu ploču na podložnu pločicu ispod i polaganim dizanjem mikroskopa postići oštru sliku urezanog zareza na podložnoj pločici. To se odnosi na isti zarez kojeg smo promatrali u prvom koraku. <text:s/>Očitati položaj <text:span text:style-name="T1">p</text:span><text:span text:style-name="T2">2</text:span>. </text:p>
        </text:list-item>
        <text:list-item>
          <text:p text:style-name="P8">Polagano podizati mikroskop dok se ne dobije oštra slika za zarez na gornjoj površini dodane ploče. Očitati položaj <text:span text:style-name="T1">p</text:span><text:span text:style-name="T2">3 <text:s/></text:span>na mikrometru.</text:p>
        </text:list-item>
      </text:list>
      <text:p text:style-name="P7"/>
      <text:p text:style-name="P6">Zadatak</text:p>
      <text:p text:style-name="P7">Odrediti indeks loma raspoloživih pločica. Izvršiti pet mjerenja. </text:p>
      <table:table table:name="mjerenje1" table:style-name="mjerenje1">
        <table:table-column table:style-name="mjerenje1.A"/>
        <table:table-column table:style-name="mjerenje1.B"/>
        <table:table-column table:style-name="mjerenje1.C"/>
        <table:table-column table:style-name="mjerenje1.D"/>
        <table:table-row>
          <table:table-cell table:style-name="mjerenje1.A1" office:value-type="string">
            <text:p text:style-name="P9">i</text:p>
          </table:table-cell>
          <table:table-cell table:style-name="mjerenje1.A1" office:value-type="string">
            <text:p text:style-name="P9"><text:span text:style-name="T6">p</text:span><text:span text:style-name="T7">1</text:span></text:p>
          </table:table-cell>
          <table:table-cell table:style-name="mjerenje1.A1" office:value-type="string">
            <text:p text:style-name="P9"><text:span text:style-name="T8">p</text:span><text:span text:style-name="T9">2</text:span></text:p>
          </table:table-cell>
          <table:table-cell table:style-name="mjerenje1.D1" office:value-type="string">
            <text:p text:style-name="P9">p<text:span text:style-name="T9">3</text:span></text:p>
          </table:table-cell>
        </table:table-row>
        <table:table-row>
          <table:table-cell table:style-name="mjerenje1.A2" office:value-type="string">
            <text:p text:style-name="P10">1</text:p>
          </table:table-cell>
          <table:table-cell table:style-name="mjerenje1.A2" office:value-type="string">
            <text:p text:style-name="P11"/>
          </table:table-cell>
          <table:table-cell table:style-name="mjerenje1.A2" office:value-type="string">
            <text:p text:style-name="P11"/>
          </table:table-cell>
          <table:table-cell table:style-name="mjerenje1.D2" office:value-type="string">
            <text:p text:style-name="P11"/>
          </table:table-cell>
        </table:table-row>
        <table:table-row>
          <table:table-cell table:style-name="mjerenje1.A2" office:value-type="string">
            <text:p text:style-name="P10">2</text:p>
          </table:table-cell>
          <table:table-cell table:style-name="mjerenje1.A2" office:value-type="string">
            <text:p text:style-name="P11"/>
          </table:table-cell>
          <table:table-cell table:style-name="mjerenje1.A2" office:value-type="string">
            <text:p text:style-name="P11"/>
          </table:table-cell>
          <table:table-cell table:style-name="mjerenje1.D2" office:value-type="string">
            <text:p text:style-name="P11"/>
          </table:table-cell>
        </table:table-row>
        <table:table-row>
          <table:table-cell table:style-name="mjerenje1.A2" office:value-type="string">
            <text:p text:style-name="P10">3</text:p>
          </table:table-cell>
          <table:table-cell table:style-name="mjerenje1.A2" office:value-type="string">
            <text:p text:style-name="P11"/>
          </table:table-cell>
          <table:table-cell table:style-name="mjerenje1.A2" office:value-type="string">
            <text:p text:style-name="P11"/>
          </table:table-cell>
          <table:table-cell table:style-name="mjerenje1.D2" office:value-type="string">
            <text:p text:style-name="P11"/>
          </table:table-cell>
        </table:table-row>
        <table:table-row>
          <table:table-cell table:style-name="mjerenje1.A2" office:value-type="string">
            <text:p text:style-name="P10">4</text:p>
          </table:table-cell>
          <table:table-cell table:style-name="mjerenje1.A2" office:value-type="string">
            <text:p text:style-name="P11"/>
          </table:table-cell>
          <table:table-cell table:style-name="mjerenje1.A2" office:value-type="string">
            <text:p text:style-name="P11"/>
          </table:table-cell>
          <table:table-cell table:style-name="mjerenje1.D2" office:value-type="string">
            <text:p text:style-name="P11"/>
          </table:table-cell>
        </table:table-row>
        <table:table-row>
          <table:table-cell table:style-name="mjerenje1.A2" office:value-type="string">
            <text:p text:style-name="P10">5</text:p>
          </table:table-cell>
          <table:table-cell table:style-name="mjerenje1.A2" office:value-type="string">
            <text:p text:style-name="P11"/>
          </table:table-cell>
          <table:table-cell table:style-name="mjerenje1.A2" office:value-type="string">
            <text:p text:style-name="P11"/>
          </table:table-cell>
          <table:table-cell table:style-name="mjerenje1.D2" office:value-type="string">
            <text:p text:style-name="P11"/>
          </table:table-cell>
        </table:table-row>
      </table:table>
      <text:p text:style-name="Standard"/>
      <text:p text:style-name="Standard">Izračunati prvo:</text:p>
      <text:p text:style-name="P12"><text:span text:style-name="T10">Izračunati </text:span><text:span text:style-name="T10"><draw:frame draw:style-name="fr1" draw:name="Object7" text:anchor-type="as-char" svg:width="0.619cm" svg:height="0.529cm" draw:z-index="9"><draw:object xlink:href="./Object 9" xlink:type="simple" xlink:show="embed" xlink:actuate="onLoad"/><draw:image xlink:href="./ObjectReplacements/Object 9" xlink:type="simple" xlink:show="embed" xlink:actuate="onLoad"/></draw:frame></text:span><text:span text:style-name="T10">i standardnu devijaciju aritmetičke sredine </text:span><text:span text:style-name="T10"><draw:frame draw:style-name="fr1" draw:name="Object8" text:anchor-type="as-char" svg:width="0.75cm" svg:height="0.566cm" draw:z-index="10"><draw:object xlink:href="./Object 10" xlink:type="simple" xlink:show="embed" xlink:actuate="onLoad"/><draw:image xlink:href="./ObjectReplacements/Object 10" xlink:type="simple" xlink:show="embed" xlink:actuate="onLoad"/></draw:frame></text:span><text:span text:style-name="T10">prema formuli za direktno mjerene veličine. Također izračunati i relativnu pogrešku </text:span><text:span text:style-name="T10"><draw:frame draw:style-name="fr1" draw:name="Object10" text:anchor-type="as-char" svg:width="1.266cm" svg:height="0.529cm" draw:z-index="11"><draw:object xlink:href="./Object 11" xlink:type="simple" xlink:show="embed" xlink:actuate="onLoad"/><draw:image xlink:href="./ObjectReplacements/Object 11" xlink:type="simple" xlink:show="embed" xlink:actuate="onLoad"/></draw:frame></text:span><text:span text:style-name="T10">.</text:span></text:p>
      <text:p text:style-name="P12"><text:span text:style-name="T10"><draw:frame draw:style-name="fr1" draw:name="Object9" text:anchor-type="as-char" svg:width="3.805cm" svg:height="1.235cm" draw:z-index="12"><draw:object xlink:href="./Object 12" xlink:type="simple" xlink:show="embed" xlink:actuate="onLoad"/><draw:image xlink:href="./ObjectReplacements/Object 12" xlink:type="simple" xlink:show="embed" xlink:actuate="onLoad"/></draw:frame></text:span><text:span text:style-name="T10"><draw:frame draw:style-name="fr1" draw:name="Object11" text:anchor-type="as-char" svg:width="3.794cm" svg:height="1.161cm" draw:z-index="13"><draw:object xlink:href="./Object 13" xlink:type="simple" xlink:show="embed" xlink:actuate="onLoad"/><draw:image xlink:href="./ObjectReplacements/Object 13" xlink:type="simple" xlink:show="embed" xlink:actuate="onLoad"/></draw:frame></text:span></text:p>
      <text:p text:style-name="P12"><text:span text:style-name="T10">Isto i za </text:span><text:span text:style-name="T11">2. </text:span><text:span text:style-name="T10">i </text:span><text:span text:style-name="T11">3. </text:span><text:span text:style-name="T10"><text:s/>točku. Sve izraziti na standardan način.</text:span></text:p>
      <text:p text:style-name="P13"/>
      <text:p text:style-name="P12"><text:span text:style-name="T10"><draw:frame draw:style-name="fr1" draw:name="Object13" text:anchor-type="as-char" svg:width="6.04cm" svg:height="0.568cm" draw:z-index="14"><draw:object xlink:href="./Object 14" xlink:type="simple" xlink:show="embed" xlink:actuate="onLoad"/><draw:image xlink:href="./ObjectReplacements/Object 14" xlink:type="simple" xlink:show="embed" xlink:actuate="onLoad"/></draw:frame></text:span><text:span text:style-name="T10"><draw:frame draw:style-name="fr1" draw:name="Object15" text:anchor-type="as-char" svg:width="3.217cm" svg:height="0.531cm" draw:z-index="15"><draw:object xlink:href="./Object 15" xlink:type="simple" xlink:show="embed" xlink:actuate="onLoad"/><draw:image xlink:href="./ObjectReplacements/Object 15" xlink:type="simple" xlink:show="embed" xlink:actuate="onLoad"/></draw:frame></text:span></text:p>
      <text:p text:style-name="P13"/>
      <text:p text:style-name="P12"><text:span text:style-name="T10"><draw:frame draw:style-name="fr1" draw:name="Object12" text:anchor-type="as-char" svg:width="6.061cm" svg:height="0.568cm" draw:z-index="7"><draw:object xlink:href="./Object 7" xlink:type="simple" xlink:show="embed" xlink:actuate="onLoad"/><draw:image xlink:href="./ObjectReplacements/Object 7" xlink:type="simple" xlink:show="embed" xlink:actuate="onLoad"/></draw:frame></text:span><text:span text:style-name="T10"><draw:frame draw:style-name="fr1" draw:name="Object16" text:anchor-type="as-char" svg:width="3.226cm" svg:height="0.531cm" draw:z-index="8"><draw:object xlink:href="./Object 8" xlink:type="simple" xlink:show="embed" xlink:actuate="onLoad"/><draw:image xlink:href="./ObjectReplacements/Object 8" xlink:type="simple" xlink:show="embed" xlink:actuate="onLoad"/></draw:frame></text:span></text:p>
      <text:p text:style-name="P13"/>
      <text:p text:style-name="P12"><text:span text:style-name="T10"><draw:frame draw:style-name="fr1" draw:name="Object14" text:anchor-type="as-char" svg:width="6.045cm" svg:height="0.568cm" draw:z-index="16"><draw:object xlink:href="./Object 16" xlink:type="simple" xlink:show="embed" xlink:actuate="onLoad"/><draw:image xlink:href="./ObjectReplacements/Object 16" xlink:type="simple" xlink:show="embed" xlink:actuate="onLoad"/></draw:frame></text:span><text:span text:style-name="T10"><draw:frame draw:style-name="fr1" draw:name="Object17" text:anchor-type="as-char" svg:width="3.221cm" svg:height="0.531cm" draw:z-index="17"><draw:object xlink:href="./Object 17" xlink:type="simple" xlink:show="embed" xlink:actuate="onLoad"/><draw:image xlink:href="./ObjectReplacements/Object 17" xlink:type="simple" xlink:show="embed" xlink:actuate="onLoad"/></draw:frame></text:span></text:p>
      <text:p text:style-name="P13"/>
      <text:p text:style-name="P13">Zatim izračunati indeks loma.</text:p>
      <text:p text:style-name="P13"><draw:frame draw:style-name="fr1" draw:name="Object18" text:anchor-type="as-char" svg:width="2.066cm" svg:height="1.124cm" draw:z-index="18"><draw:object xlink:href="./Object 18" xlink:type="simple" xlink:show="embed" xlink:actuate="onLoad"/><draw:image xlink:href="./ObjectReplacements/Object 18" xlink:type="simple" xlink:show="embed" xlink:actuate="onLoad"/></draw:frame></text:p>
      <text:p text:style-name="P13">Koristeći ovako definiranu std devijaciju aritmetičke sredine:</text:p>
      <text:p text:style-name="P13"><draw:frame draw:style-name="fr1" draw:name="Object19" text:anchor-type="as-char" svg:width="9.243cm" svg:height="1.402cm" draw:z-index="19"><draw:object xlink:href="./Object 19" xlink:type="simple" xlink:show="embed" xlink:actuate="onLoad"/><draw:image xlink:href="./ObjectReplacements/Object 19" xlink:type="simple" xlink:show="embed" xlink:actuate="onLoad"/></draw:frame></text:p>
      <text:p text:style-name="P13">izraziti rezultate na standardni način:</text:p>
      <text:p text:style-name="P13"/>
      <text:p text:style-name="P12"><text:span text:style-name="T10"><draw:frame draw:style-name="fr1" draw:name="Object20" text:anchor-type="as-char" svg:width="5.556cm" svg:height="0.531cm" draw:z-index="20"><draw:object xlink:href="./Object 20" xlink:type="simple" xlink:show="embed" xlink:actuate="onLoad"/><draw:image xlink:href="./ObjectReplacements/Object 20" xlink:type="simple" xlink:show="embed" xlink:actuate="onLoad"/></draw:frame></text:span><text:span text:style-name="T10"><draw:frame draw:style-name="fr1" draw:name="Object21" text:anchor-type="as-char" svg:width="2.923cm" svg:height="0.531cm" draw:z-index="21"><draw:object xlink:href="./Object 21" xlink:type="simple" xlink:show="embed" xlink:actuate="onLoad"/><draw:image xlink:href="./ObjectReplacements/Object 21"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5.96cm" style:rel-column-width="22980*"/>
    </style:style>
    <style:style style:name="Table1.B" style:family="table-column">
      <style:table-column-properties style:column-width="5.371cm" style:rel-column-width="20708*"/>
    </style:style>
    <style:style style:name="Table1.C" style:family="table-column">
      <style:table-column-properties style:column-width="5.667cm" style:rel-column-width="21847*"/>
    </style:style>
    <style:style style:name="Table1.A1.1" style:family="table-column">
      <style:table-column-properties style:column-width="2.18cm" style:rel-column-width="8405*"/>
    </style:style>
    <style:style style:name="Table1.A1.2" style:family="table-column">
      <style:table-column-properties style:column-width="1.725cm" style:rel-column-width="6650*"/>
    </style:style>
    <style:style style:name="Table1.A1.3" style:family="table-column">
      <style:table-column-properties style:column-width="2.055cm" style:rel-column-width="7925*"/>
    </style:style>
    <style:style style:name="Table1.A1.1" style:family="table-row">
      <style:table-row-properties style:min-row-height="0.78cm"/>
    </style:style>
    <style:style style:name="Table1.A1.1.1" style:family="table-cell">
      <style:table-cell-properties fo:padding="0.097cm" fo:border-left="0.035cm solid #000000" fo:border-right="none" fo:border-top="0.035cm solid #000000" fo:border-bottom="0.035cm solid #000000"/>
    </style:style>
    <style:style style:name="Table1.A1.2" style:family="table-row">
      <style:table-row-properties style:min-row-height="0.877cm"/>
    </style:style>
    <style:style style:name="Table1.A1.1.2" style:family="table-cell">
      <style:table-cell-properties fo:padding="0.097cm" fo:border-left="0.035cm solid #000000" fo:border-right="none" fo:border-top="none" fo:border-bottom="0.035cm solid #000000"/>
    </style:style>
    <style:style style:name="Table1.C1.1" style:family="table-column">
      <style:table-column-properties style:column-width="2.833cm" style:rel-column-width="10922*"/>
    </style:style>
    <style:style style:name="Table1.C1.2" style:family="table-column">
      <style:table-column-properties style:column-width="2.835cm" style:rel-column-width="10925*"/>
    </style:style>
    <style:style style:name="Table1.C1.1.1" style:family="table-cell">
      <style:table-cell-properties fo:padding="0.097cm" fo:border="0.035cm solid #000000"/>
    </style:style>
    <style:style style:name="Table1.C1.2.2" style:family="table-cell">
      <style:table-cell-properties fo:padding="0.097cm" fo:border-left="0.035cm solid #000000" fo:border-right="0.035cm solid #000000" fo:border-top="none" fo:border-bottom="0.035cm solid #000000"/>
    </style:style>
    <style:style style:name="P1" style:family="paragraph" style:parent-style-name="Table_20_Contents">
      <style:paragraph-properties fo:text-align="start" style:justify-single-word="false"/>
      <style:text-properties fo:font-size="9pt" fo:language="hr" fo:country="HR" fo:font-weight="bold"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language="hr" fo:country="HR" fo:font-weight="normal"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font-size="10pt" fo:language="hr" fo:country="HR"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fo:text-transform="uppercase" fo:font-size="6pt" fo:language="hr" fo:country="HR" fo:font-weight="bold" fo:background-color="transparent" style:font-size-asian="6pt" style:font-weight-asian="bold" style:font-size-complex="6pt" style:font-weight-complex="bold"/>
    </style:style>
    <style:style style:name="P5" style:family="paragraph" style:parent-style-name="Table_20_Contents">
      <style:paragraph-properties fo:text-align="center" style:justify-single-word="false"/>
      <style:text-properties fo:text-transform="uppercase" fo:font-size="8pt" fo:language="hr" fo:country="HR" fo:font-weight="bold"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table:table table:is-sub-table="true">
                <table:table-column table:style-name="Table1.A1.1"/>
                <table:table-column table:style-name="Table1.A1.2"/>
                <table:table-column table:style-name="Table1.A1.3"/>
                <table:table-row table:style-name="Table1.A1.1">
                  <table:table-cell table:style-name="Table1.A1.1.1" table:number-columns-spanned="3" office:value-type="string">
                    <text:p text:style-name="P1">Naziv vježbe: <text:s/><text:span text:style-name="T1">Određivanje indeksa loma</text:span></text:p>
                    <text:p text:style-name="P2"><text:s/>pomoću prividne dubine</text:p>
                  </table:table-cell>
                  <table:covered-table-cell/>
                  <table:covered-table-cell/>
                </table:table-row>
                <table:table-row table:style-name="Table1.A1.2">
                  <table:table-cell table:style-name="Table1.A1.1.2" office:value-type="string">
                    <text:p text:style-name="P3">Broj vježbe:</text:p>
                    <text:p text:style-name="P2">5-4</text:p>
                  </table:table-cell>
                  <table:table-cell table:style-name="Table1.A1.1.2" office:value-type="string">
                    <text:p text:style-name="P3">Grupa:</text:p>
                    <text:p text:style-name="P2">2.R2</text:p>
                  </table:table-cell>
                  <table:table-cell table:style-name="Table1.A1.1.2" office:value-type="string">
                    <text:p text:style-name="P3">Dan:</text:p>
                    <text:p text:style-name="P2">19. 11. 2008.</text:p>
                  </table:table-cell>
                </table:table-row>
              </table:table>
            </table:table-cell>
            <table:table-cell table:style-name="Table1.A1.1.1" office:value-type="string">
              <text:p text:style-name="P4"/>
              <text:p text:style-name="P4">Fakultet elektrotehnike I računarstva</text:p>
              <text:p text:style-name="P4"/>
              <text:p text:style-name="P5">Zavod za primijenjenu fiziku</text:p>
              <text:p text:style-name="P5"/>
              <text:p text:style-name="P4">Zagreb</text:p>
            </table:table-cell>
            <table:table-cell>
              <table:table table:is-sub-table="true">
                <table:table-column table:style-name="Table1.C1.1"/>
                <table:table-column table:style-name="Table1.C1.2"/>
                <table:table-row table:style-name="Table1.A1.1">
                  <table:table-cell table:style-name="Table1.C1.1.1" table:number-columns-spanned="2" office:value-type="string">
                    <text:p text:style-name="P1">Prezime i ime:</text:p>
                    <text:p text:style-name="P2"/>
                  </table:table-cell>
                  <table:covered-table-cell/>
                </table:table-row>
                <table:table-row table:style-name="Table1.A1.2">
                  <table:table-cell table:style-name="Table1.A1.1.2" office:value-type="string">
                    <text:p text:style-name="P1">Matični broj:</text:p>
                    <text:p text:style-name="P2"/>
                  </table:table-cell>
                  <table:table-cell table:style-name="Table1.C1.2.2" office:value-type="string">
                    <text:p text:style-name="P1">Ocjena</text:p>
                  </table:table-cell>
                </table:table-row>
              </table:table>
            </table:table-cell>
          </table:table-row>
        </table:table>
        <text:p text:style-name="P6">Str. <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Ivan Vucica</meta:initial-creator>
    <meta:creation-date>2008-11-19T14:47:39</meta:creation-date>
    <dc:date>2008-11-24T22:18:46</dc:date>
    <dc:language>hr-HR</dc:language>
    <meta:editing-cycles>7</meta:editing-cycles>
    <meta:editing-duration>PT5H20M56S</meta:editing-duration>
    <meta:user-defined meta:name="Info 1"/>
    <meta:user-defined meta:name="Info 2"/>
    <meta:user-defined meta:name="Info 3"/>
    <meta:user-defined meta:name="Info 4"/>
    <meta:document-statistic meta:table-count="2" meta:image-count="1" meta:object-count="21" meta:page-count="2" meta:paragraph-count="57" meta:word-count="461" meta:character-count="3048"/>
  </office:meta>
</office:document-meta>
</file>

<file path=Object 1/content.xml><?xml version="1.0" encoding="utf-8"?>
<!DOCTYPE math  PUBLIC '-//OpenOffice.org//DTD Modified W3C MathML 1.01//EN'  'math.dtd'>
<math:math xmlns:math="http://www.w3.org/1998/Math/MathML">
  <math:semantics>
    <math:mrow>
      <math:mi>n</math:mi>
      <math:mo math:stretchy="false">=</math:mo>
      <math:mfrac>
        <math:mi>d</math:mi>
        <math:mrow>
          <math:mi>d</math:mi>
          <math:mi>'</math:mi>
        </math:mrow>
      </math:mfrac>
    </math:mrow>
    <math:annotation math:encoding="StarMath 5.0">n = {d} over {d'}</math:annotation>
  </math:semantics>
</math:math>
</file>

<file path=Object 10/content.xml><?xml version="1.0" encoding="utf-8"?>
<!DOCTYPE math  PUBLIC '-//OpenOffice.org//DTD Modified W3C MathML 1.01//EN'  'math.dtd'>
<math:math xmlns:math="http://www.w3.org/1998/Math/MathML">
  <math:semantics>
    <math:msub>
      <math:mo math:stretchy="false">σ</math:mo>
      <math:msub>
        <math:mi>p</math:mi>
        <math:mn>1</math:mn>
      </math:msub>
    </math:msub>
    <math:annotation math:encoding="StarMath 5.0">%sigma_{p_1}</math:annotation>
  </math:semantics>
</math:math>
</file>

<file path=Object 11/content.xml><?xml version="1.0" encoding="utf-8"?>
<!DOCTYPE math  PUBLIC '-//OpenOffice.org//DTD Modified W3C MathML 1.01//EN'  'math.dtd'>
<math:math xmlns:math="http://www.w3.org/1998/Math/MathML">
  <math:semantics>
    <math:mrow>
      <math:mo math:stretchy="false">Δ</math:mo>
      <math:msub>
        <math:mi>p</math:mi>
        <math:mrow>
          <math:mn>1</math:mn>
          <math:mo math:stretchy="false">/</math:mo>
          <math:mi>R</math:mi>
        </math:mrow>
      </math:msub>
    </math:mrow>
    <math:annotation math:encoding="StarMath 5.0">%DELTA p_{1/R}</math:annotation>
  </math:semantics>
</math:math>
</file>

<file path=Object 12/content.xml><?xml version="1.0" encoding="utf-8"?>
<!DOCTYPE math  PUBLIC '-//OpenOffice.org//DTD Modified W3C MathML 1.01//EN'  'math.dtd'>
<math:math xmlns:math="http://www.w3.org/1998/Math/MathML">
  <math:semantics>
    <math:mrow>
      <math:msub>
        <math:mo math:stretchy="false">σ</math:mo>
        <math:msub>
          <math:mi>p</math:mi>
          <math:mn>1</math:mn>
        </math:msub>
      </math:msub>
      <math:mo math:stretchy="false">=</math:mo>
      <math:msqrt>
        <math:mfrac>
          <math:mrow>
            <math:mo math:stretchy="false">∑</math:mo>
            <math:msup>
              <math:mrow>
                <math:mo math:stretchy="false">(</math:mo>
                <math:mrow>
                  <math:msub>
                    <math:mi>p</math:mi>
                    <math:mrow>
                      <math:mn>1</math:mn>
                      <math:mo math:stretchy="false">/</math:mo>
                      <math:mi>i</math:mi>
                    </math:mrow>
                  </math:msub>
                  <math:mo math:stretchy="false">−</math:mo>
                  <math:msub>
                    <math:mover math:accent="true">
                      <math:mi>p</math:mi>
                      <math:mo math:stretchy="false">ˉ</math:mo>
                    </math:mover>
                    <math:mn>1</math:mn>
                  </math:msub>
                </math:mrow>
                <math:mo math:stretchy="false">)</math:mo>
              </math:mrow>
              <math:mn>2</math:mn>
            </math:msup>
          </math:mrow>
          <math:mrow>
            <math:mi>n</math:mi>
            <math:mo math:stretchy="false">⋅</math:mo>
            <math:mrow>
              <math:mo math:stretchy="false">(</math:mo>
              <math:mrow>
                <math:mi>n</math:mi>
                <math:mo math:stretchy="false">−</math:mo>
                <math:mn>1</math:mn>
              </math:mrow>
              <math:mo math:stretchy="false">)</math:mo>
            </math:mrow>
          </math:mrow>
        </math:mfrac>
      </math:msqrt>
    </math:mrow>
    <math:annotation math:encoding="StarMath 5.0">%sigma_{p_1} = sqrt {{sum (p_{1/i} - {bar {p}}_1 )^2 } over {n cdot (n-1)}}</math:annotation>
  </math:semantics>
</math:math>
</file>

<file path=Object 13/content.xml><?xml version="1.0" encoding="utf-8"?>
<!DOCTYPE math  PUBLIC '-//OpenOffice.org//DTD Modified W3C MathML 1.01//EN'  'math.dtd'>
<math:math xmlns:math="http://www.w3.org/1998/Math/MathML">
  <math:semantics>
    <math:mrow>
      <math:mo math:stretchy="false">Δ</math:mo>
      <math:mrow>
        <math:msub>
          <math:mi>p</math:mi>
          <math:mrow>
            <math:mn>1</math:mn>
            <math:mo math:stretchy="false">/</math:mo>
            <math:mi>R</math:mi>
          </math:mrow>
        </math:msub>
        <math:mo math:stretchy="false">=</math:mo>
        <math:mrow>
          <math:mfrac>
            <math:mrow>
              <math:mn>3</math:mn>
              <math:mo math:stretchy="false">⋅</math:mo>
              <math:msub>
                <math:mo math:stretchy="false">σ</math:mo>
                <math:msub>
                  <math:mi>p</math:mi>
                  <math:mn>1</math:mn>
                </math:msub>
              </math:msub>
            </math:mrow>
            <math:msub>
              <math:mover math:accent="true">
                <math:mi>p</math:mi>
                <math:mo math:stretchy="false">ˉ</math:mo>
              </math:mover>
              <math:mn>1</math:mn>
            </math:msub>
          </math:mfrac>
          <math:mo math:stretchy="false">⋅</math:mo>
          <math:mn>100</math:mn>
        </math:mrow>
      </math:mrow>
      <math:mo math:stretchy="false">%</math:mo>
    </math:mrow>
    <math:annotation math:encoding="StarMath 5.0">%DELTA p_{1/R} = {3 cdot %sigma_{p_1} over {{bar p}_1}} cdot 100 %percent</math:annotation>
  </math:semantics>
</math:math>
</file>

<file path=Object 14/content.xml><?xml version="1.0" encoding="utf-8"?>
<!DOCTYPE math  PUBLIC '-//OpenOffice.org//DTD Modified W3C MathML 1.01//EN'  'math.dtd'>
<math:math xmlns:math="http://www.w3.org/1998/Math/MathML">
  <math:semantics>
    <math:mrow>
      <math:mrow>
        <math:mrow>
          <math:msub>
            <math:mi>p</math:mi>
            <math:mn>1</math:mn>
          </math:msub>
          <math:mo math:stretchy="false">=</math:mo>
          <math:mrow>
            <math:msub>
              <math:mover math:accent="true">
                <math:mi>p</math:mi>
                <math:mo math:stretchy="false">ˉ</math:mo>
              </math:mover>
              <math:mn>1</math:mn>
            </math:msub>
            <math:mo math:stretchy="false">±</math:mo>
            <math:msub>
              <math:mo math:stretchy="false">σ</math:mo>
              <math:msub>
                <math:mi>p</math:mi>
                <math:mn>1</math:mn>
              </math:msub>
            </math:msub>
          </math:mrow>
        </math:mrow>
        <math:mo math:stretchy="false">=</math:mo>
        <math:mrow>
          <math:mo math:stretchy="false">(</math:mo>
          <math:mrow>
            <math:mi/>
            <math:mo math:stretchy="false">±</math:mo>
            <math:mi/>
          </math:mrow>
          <math:mo math:stretchy="false">)</math:mo>
        </math:mrow>
      </math:mrow>
      <math:mi>s</math:mi>
    </math:mrow>
    <math:annotation math:encoding="StarMath 5.0">p_1 = {bar p}_1 plusminus %sigma_{p_1} = (~~~~~~~ plusminus ~~~~~~~~ ) s</math:annotation>
  </math:semantics>
</math:math>
</file>

<file path=Object 15/content.xml><?xml version="1.0" encoding="utf-8"?>
<!DOCTYPE math  PUBLIC '-//OpenOffice.org//DTD Modified W3C MathML 1.01//EN'  'math.dtd'>
<math:math xmlns:math="http://www.w3.org/1998/Math/MathML">
  <math:semantics>
    <math:mrow>
      <math:mo math:stretchy="false">Δ</math:mo>
      <math:mrow>
        <math:msub>
          <math:mi>p</math:mi>
          <math:mrow>
            <math:mn>1</math:mn>
            <math:mo math:stretchy="false">/</math:mo>
            <math:mi>R</math:mi>
          </math:mrow>
        </math:msub>
        <math:mo math:stretchy="false">=</math:mo>
        <math:mi/>
      </math:mrow>
      <math:mo math:stretchy="false">%</math:mo>
    </math:mrow>
    <math:annotation math:encoding="StarMath 5.0">%DELTA p_{1/R} = ~~~~~~~ %percent</math:annotation>
  </math:semantics>
</math:math>
</file>

<file path=Object 16/content.xml><?xml version="1.0" encoding="utf-8"?>
<!DOCTYPE math  PUBLIC '-//OpenOffice.org//DTD Modified W3C MathML 1.01//EN'  'math.dtd'>
<math:math xmlns:math="http://www.w3.org/1998/Math/MathML">
  <math:semantics>
    <math:mrow>
      <math:mrow>
        <math:mrow>
          <math:msub>
            <math:mi>p</math:mi>
            <math:mn>3</math:mn>
          </math:msub>
          <math:mo math:stretchy="false">=</math:mo>
          <math:mrow>
            <math:msub>
              <math:mover math:accent="true">
                <math:mi>p</math:mi>
                <math:mo math:stretchy="false">ˉ</math:mo>
              </math:mover>
              <math:mn>3</math:mn>
            </math:msub>
            <math:mo math:stretchy="false">±</math:mo>
            <math:msub>
              <math:mo math:stretchy="false">σ</math:mo>
              <math:msub>
                <math:mi>p</math:mi>
                <math:mn>3</math:mn>
              </math:msub>
            </math:msub>
          </math:mrow>
        </math:mrow>
        <math:mo math:stretchy="false">=</math:mo>
        <math:mrow>
          <math:mo math:stretchy="false">(</math:mo>
          <math:mrow>
            <math:mi/>
            <math:mo math:stretchy="false">±</math:mo>
            <math:mi/>
          </math:mrow>
          <math:mo math:stretchy="false">)</math:mo>
        </math:mrow>
      </math:mrow>
      <math:mi>s</math:mi>
    </math:mrow>
    <math:annotation math:encoding="StarMath 5.0">p_3 = {bar p}_3 plusminus %sigma_{p_3} = (~~~~~~~ plusminus ~~~~~~~~ ) s</math:annotation>
  </math:semantics>
</math:math>
</file>

<file path=Object 17/content.xml><?xml version="1.0" encoding="utf-8"?>
<!DOCTYPE math  PUBLIC '-//OpenOffice.org//DTD Modified W3C MathML 1.01//EN'  'math.dtd'>
<math:math xmlns:math="http://www.w3.org/1998/Math/MathML">
  <math:semantics>
    <math:mrow>
      <math:mo math:stretchy="false">Δ</math:mo>
      <math:mrow>
        <math:msub>
          <math:mi>p</math:mi>
          <math:mrow>
            <math:mn>3</math:mn>
            <math:mo math:stretchy="false">/</math:mo>
            <math:mi>R</math:mi>
          </math:mrow>
        </math:msub>
        <math:mo math:stretchy="false">=</math:mo>
        <math:mi/>
      </math:mrow>
      <math:mo math:stretchy="false">%</math:mo>
    </math:mrow>
    <math:annotation math:encoding="StarMath 5.0">%DELTA p_{3/R} = ~~~~~~~ %percent</math:annotation>
  </math:semantics>
</math:math>
</file>

<file path=Object 18/content.xml><?xml version="1.0" encoding="utf-8"?>
<!DOCTYPE math  PUBLIC '-//OpenOffice.org//DTD Modified W3C MathML 1.01//EN'  'math.dtd'>
<math:math xmlns:math="http://www.w3.org/1998/Math/MathML">
  <math:semantics>
    <math:mrow>
      <math:mover math:accent="true">
        <math:mi>n</math:mi>
        <math:mo>¯</math:mo>
      </math:mover>
      <math:mo math:stretchy="false">=</math:mo>
      <math:mfrac>
        <math:mrow>
          <math:msub>
            <math:mover math:accent="true">
              <math:mi>p</math:mi>
              <math:mo>¯</math:mo>
            </math:mover>
            <math:mn>1</math:mn>
          </math:msub>
          <math:mo math:stretchy="false">−</math:mo>
          <math:msub>
            <math:mover math:accent="true">
              <math:mi>p</math:mi>
              <math:mo>¯</math:mo>
            </math:mover>
            <math:mn>3</math:mn>
          </math:msub>
        </math:mrow>
        <math:mrow>
          <math:msub>
            <math:mover math:accent="true">
              <math:mi>p</math:mi>
              <math:mo>¯</math:mo>
            </math:mover>
            <math:mn>2</math:mn>
          </math:msub>
          <math:mo math:stretchy="false">−</math:mo>
          <math:msub>
            <math:mover math:accent="true">
              <math:mi>p</math:mi>
              <math:mo>¯</math:mo>
            </math:mover>
            <math:mn>3</math:mn>
          </math:msub>
        </math:mrow>
      </math:mfrac>
    </math:mrow>
    <math:annotation math:encoding="StarMath 5.0">overline n = {{ {overline p}_1 - {overline p}_3 }} over { {overline p}_2 - {overline p}_3 }</math:annotation>
  </math:semantics>
</math:math>
</file>

<file path=Object 19/content.xml><?xml version="1.0" encoding="utf-8"?>
<!DOCTYPE math  PUBLIC '-//OpenOffice.org//DTD Modified W3C MathML 1.01//EN'  'math.dtd'>
<math:math xmlns:math="http://www.w3.org/1998/Math/MathML">
  <math:semantics>
    <math:mrow>
      <math:msub>
        <math:mo math:stretchy="false">σ</math:mo>
        <math:mi>n</math:mi>
      </math:msub>
      <math:mo math:stretchy="false">=</math:mo>
      <math:mrow>
        <math:mover math:accent="true">
          <math:mi>n</math:mi>
          <math:mo>¯</math:mo>
        </math:mover>
        <math:mo math:stretchy="false">⋅</math:mo>
        <math:msqrt>
          <math:mrow>
            <math:mrow>
              <math:msup>
                <math:mfenced math:open="" math:close="">
                  <math:mfrac>
                    <math:msub>
                      <math:mo math:stretchy="false">σ</math:mo>
                      <math:msub>
                        <math:mi>p</math:mi>
                        <math:mn>1</math:mn>
                      </math:msub>
                    </math:msub>
                    <math:mrow>
                      <math:msub>
                        <math:mover math:accent="true">
                          <math:mi>p</math:mi>
                          <math:mo>¯</math:mo>
                        </math:mover>
                        <math:mn>1</math:mn>
                      </math:msub>
                      <math:mo math:stretchy="false">−</math:mo>
                      <math:msub>
                        <math:mover math:accent="true">
                          <math:mi>p</math:mi>
                          <math:mo>¯</math:mo>
                        </math:mover>
                        <math:mn>3</math:mn>
                      </math:msub>
                    </math:mrow>
                  </math:mfrac>
                </math:mfenced>
                <math:mn>2</math:mn>
              </math:msup>
              <math:mo math:stretchy="false">+</math:mo>
              <math:msup>
                <math:mfenced math:open="" math:close="">
                  <math:mfrac>
                    <math:msub>
                      <math:mo math:stretchy="false">σ</math:mo>
                      <math:msub>
                        <math:mi>p</math:mi>
                        <math:mn>2</math:mn>
                      </math:msub>
                    </math:msub>
                    <math:mrow>
                      <math:msub>
                        <math:mover math:accent="true">
                          <math:mi>p</math:mi>
                          <math:mo>¯</math:mo>
                        </math:mover>
                        <math:mn>2</math:mn>
                      </math:msub>
                      <math:mo math:stretchy="false">−</math:mo>
                      <math:msub>
                        <math:mover math:accent="true">
                          <math:mi>p</math:mi>
                          <math:mo>¯</math:mo>
                        </math:mover>
                        <math:mn>3</math:mn>
                      </math:msub>
                    </math:mrow>
                  </math:mfrac>
                </math:mfenced>
                <math:mn>2</math:mn>
              </math:msup>
            </math:mrow>
            <math:mo math:stretchy="false">+</math:mo>
            <math:msup>
              <math:mfenced math:open="" math:close="">
                <math:mrow>
                  <math:mfrac>
                    <math:msub>
                      <math:mo math:stretchy="false">σ</math:mo>
                      <math:msub>
                        <math:mi>p</math:mi>
                        <math:mn>3</math:mn>
                      </math:msub>
                    </math:msub>
                    <math:mrow>
                      <math:msub>
                        <math:mover math:accent="true">
                          <math:mi>p</math:mi>
                          <math:mo>¯</math:mo>
                        </math:mover>
                        <math:mn>2</math:mn>
                      </math:msub>
                      <math:mo math:stretchy="false">−</math:mo>
                      <math:msub>
                        <math:mover math:accent="true">
                          <math:mi>p</math:mi>
                          <math:mo>¯</math:mo>
                        </math:mover>
                        <math:mn>3</math:mn>
                      </math:msub>
                    </math:mrow>
                  </math:mfrac>
                  <math:mo math:stretchy="false">−</math:mo>
                  <math:mfrac>
                    <math:msub>
                      <math:mo math:stretchy="false">σ</math:mo>
                      <math:msub>
                        <math:mi>p</math:mi>
                        <math:mn>3</math:mn>
                      </math:msub>
                    </math:msub>
                    <math:mrow>
                      <math:msub>
                        <math:mover math:accent="true">
                          <math:mi>p</math:mi>
                          <math:mo>¯</math:mo>
                        </math:mover>
                        <math:mn>1</math:mn>
                      </math:msub>
                      <math:mo math:stretchy="false">−</math:mo>
                      <math:msub>
                        <math:mover math:accent="true">
                          <math:mi>p</math:mi>
                          <math:mo>¯</math:mo>
                        </math:mover>
                        <math:mn>3</math:mn>
                      </math:msub>
                    </math:mrow>
                  </math:mfrac>
                </math:mrow>
              </math:mfenced>
              <math:mn>2</math:mn>
            </math:msup>
          </math:mrow>
        </math:msqrt>
      </math:mrow>
    </math:mrow>
    <math:annotation math:encoding="StarMath 5.0">%sigma_n = overline n cdot sqrt { 

  { left (    { %sigma_{p_1} OVER { {overline p}_1 - {overline p}_3  }    }  right )   }^2  
  +
  
  { left (    { %sigma_{p_2} OVER { {overline p}_2 - {overline p}_3  }    }  right )   }^2  
  +
  
  { left (    
      { %sigma_{p_3} OVER { {overline p}_2 - {overline p}_3  }    }     
      -
      { %sigma_{p_3} OVER { {overline p}_1 - {overline p}_3  }    }     
      
  right )   }^2  
  
  
  }</math:annotation>
  </math:semantics>
</math:math>
</file>

<file path=Object 2/content.xml><?xml version="1.0" encoding="utf-8"?>
<!DOCTYPE math  PUBLIC '-//OpenOffice.org//DTD Modified W3C MathML 1.01//EN'  'math.dtd'>
<math:math xmlns:math="http://www.w3.org/1998/Math/MathML">
  <math:semantics>
    <math:mrow>
      <math:mrow>
        <math:mfrac>
          <math:msub>
            <math:mi>n</math:mi>
            <math:mn>1</math:mn>
          </math:msub>
          <math:mi>a</math:mi>
        </math:mfrac>
        <math:mo math:stretchy="false">+</math:mo>
        <math:mfrac>
          <math:msub>
            <math:mi>n</math:mi>
            <math:mn>2</math:mn>
          </math:msub>
          <math:mi>b</math:mi>
        </math:mfrac>
      </math:mrow>
      <math:mo math:stretchy="false">=</math:mo>
      <math:mfrac>
        <math:mrow>
          <math:msub>
            <math:mi>n</math:mi>
            <math:mn>2</math:mn>
          </math:msub>
          <math:mo math:stretchy="false">−</math:mo>
          <math:msub>
            <math:mi>n</math:mi>
            <math:mn>1</math:mn>
          </math:msub>
        </math:mrow>
        <math:mi>R</math:mi>
      </math:mfrac>
    </math:mrow>
    <math:annotation math:encoding="StarMath 5.0">n_1 OVER a + n_2 OVER b = {n_2 - n_1} OVER R</math:annotation>
  </math:semantics>
</math:math>
</file>

<file path=Object 20/content.xml><?xml version="1.0" encoding="utf-8"?>
<!DOCTYPE math  PUBLIC '-//OpenOffice.org//DTD Modified W3C MathML 1.01//EN'  'math.dtd'>
<math:math xmlns:math="http://www.w3.org/1998/Math/MathML">
  <math:semantics>
    <math:mrow>
      <math:mrow>
        <math:mrow>
          <math:mi>n</math:mi>
          <math:mo math:stretchy="false">=</math:mo>
          <math:mrow>
            <math:mover math:accent="true">
              <math:mi>n</math:mi>
              <math:mo math:stretchy="false">ˉ</math:mo>
            </math:mover>
            <math:mo math:stretchy="false">±</math:mo>
            <math:msub>
              <math:mo math:stretchy="false">σ</math:mo>
              <math:mi>n</math:mi>
            </math:msub>
          </math:mrow>
        </math:mrow>
        <math:mo math:stretchy="false">=</math:mo>
        <math:mrow>
          <math:mo math:stretchy="false">(</math:mo>
          <math:mrow>
            <math:mi/>
            <math:mo math:stretchy="false">±</math:mo>
            <math:mi/>
          </math:mrow>
          <math:mo math:stretchy="false">)</math:mo>
        </math:mrow>
      </math:mrow>
      <math:mi>s</math:mi>
    </math:mrow>
    <math:annotation math:encoding="StarMath 5.0">n = {bar n} plusminus %sigma_{n} = (~~~~~~~ plusminus ~~~~~~~~ ) s</math:annotation>
  </math:semantics>
</math:math>
</file>

<file path=Object 21/content.xml><?xml version="1.0" encoding="utf-8"?>
<!DOCTYPE math  PUBLIC '-//OpenOffice.org//DTD Modified W3C MathML 1.01//EN'  'math.dtd'>
<math:math xmlns:math="http://www.w3.org/1998/Math/MathML">
  <math:semantics>
    <math:mrow>
      <math:mo math:stretchy="false">Δ</math:mo>
      <math:mrow>
        <math:msub>
          <math:mi>n</math:mi>
          <math:mi>R</math:mi>
        </math:msub>
        <math:mo math:stretchy="false">=</math:mo>
        <math:mi/>
      </math:mrow>
      <math:mo math:stretchy="false">%</math:mo>
    </math:mrow>
    <math:annotation math:encoding="StarMath 5.0">%DELTA n_{R} = ~~~~~~~ %percent</math:annotation>
  </math:semantics>
</math:math>
</file>

<file path=Object 3/content.xml><?xml version="1.0" encoding="utf-8"?>
<!DOCTYPE math  PUBLIC '-//OpenOffice.org//DTD Modified W3C MathML 1.01//EN'  'math.dtd'>
<math:math xmlns:math="http://www.w3.org/1998/Math/MathML">
  <math:semantics>
    <math:mrow>
      <math:mi>R</math:mi>
      <math:mo math:stretchy="false">→</math:mo>
      <math:mo math:stretchy="false">∞</math:mo>
    </math:mrow>
    <math:annotation math:encoding="StarMath 5.0">R rightarrow infinity </math:annotation>
  </math:semantics>
</math:math>
</file>

<file path=Object 4/content.xml><?xml version="1.0" encoding="utf-8"?>
<!DOCTYPE math  PUBLIC '-//OpenOffice.org//DTD Modified W3C MathML 1.01//EN'  'math.dtd'>
<math:math xmlns:math="http://www.w3.org/1998/Math/MathML">
  <math:semantics>
    <math:mrow>
      <math:mrow>
        <math:mfrac>
          <math:msub>
            <math:mi>n</math:mi>
            <math:mn>1</math:mn>
          </math:msub>
          <math:mi>a</math:mi>
        </math:mfrac>
        <math:mo math:stretchy="false">+</math:mo>
        <math:mfrac>
          <math:msub>
            <math:mi>n</math:mi>
            <math:mn>2</math:mn>
          </math:msub>
          <math:mi>b</math:mi>
        </math:mfrac>
      </math:mrow>
      <math:mo math:stretchy="false">=</math:mo>
      <math:mn>0</math:mn>
    </math:mrow>
    <math:annotation math:encoding="StarMath 5.0">n_1 OVER a + n_2 OVER b = 0</math:annotation>
  </math:semantics>
</math:math>
</file>

<file path=Object 5/content.xml><?xml version="1.0" encoding="utf-8"?>
<!DOCTYPE math  PUBLIC '-//OpenOffice.org//DTD Modified W3C MathML 1.01//EN'  'math.dtd'>
<math:math xmlns:math="http://www.w3.org/1998/Math/MathML">
  <math:semantics>
    <math:mrow>
      <math:mi>b</math:mi>
      <math:mo math:stretchy="false">=</math:mo>
      <math:mrow>
        <math:mrow>
          <math:mo math:stretchy="false">(</math:mo>
          <math:mrow>
            <math:mrow>
              <math:mo math:stretchy="false">−</math:mo>
              <math:msub>
                <math:mi>n</math:mi>
                <math:mn>2</math:mn>
              </math:msub>
            </math:mrow>
            <math:mo math:stretchy="false">/</math:mo>
            <math:msub>
              <math:mi>n</math:mi>
              <math:mn>1</math:mn>
            </math:msub>
          </math:mrow>
          <math:mo math:stretchy="false">)</math:mo>
        </math:mrow>
        <math:mo math:stretchy="false">⋅</math:mo>
        <math:mi>a</math:mi>
      </math:mrow>
    </math:mrow>
    <math:annotation math:encoding="StarMath 5.0">b = (-n_2/n_1) cdot a</math:annotation>
  </math:semantics>
</math:math>
</file>

<file path=Object 6/content.xml><?xml version="1.0" encoding="utf-8"?>
<!DOCTYPE math  PUBLIC '-//OpenOffice.org//DTD Modified W3C MathML 1.01//EN'  'math.dtd'>
<math:math xmlns:math="http://www.w3.org/1998/Math/MathML">
  <math:semantics>
    <math:mrow>
      <math:mrow>
        <math:mrow>
          <math:mi>n</math:mi>
          <math:mo math:stretchy="false">=</math:mo>
          <math:mfrac>
            <math:mi>d</math:mi>
            <math:mrow>
              <math:mi>d</math:mi>
              <math:mi>'</math:mi>
            </math:mrow>
          </math:mfrac>
        </math:mrow>
        <math:mo math:stretchy="false">=</math:mo>
        <math:mfrac>
          <math:mrow>
            <math:mi>P</math:mi>
            <math:mi>'</math:mi>
            <math:mi>P</math:mi>
          </math:mrow>
          <math:mrow>
            <math:mi>P</math:mi>
            <math:mi>'</math:mi>
            <math:mi>S</math:mi>
          </math:mrow>
        </math:mfrac>
      </math:mrow>
      <math:mo math:stretchy="false">=</math:mo>
      <math:mfrac>
        <math:mrow>
          <math:msub>
            <math:mi>p</math:mi>
            <math:mn>1</math:mn>
          </math:msub>
          <math:mo math:stretchy="false">−</math:mo>
          <math:msub>
            <math:mi>p</math:mi>
            <math:mn>3</math:mn>
          </math:msub>
        </math:mrow>
        <math:mrow>
          <math:msub>
            <math:mi>p</math:mi>
            <math:mn>2</math:mn>
          </math:msub>
          <math:mo math:stretchy="false">−</math:mo>
          <math:msub>
            <math:mi>p</math:mi>
            <math:mn>3</math:mn>
          </math:msub>
        </math:mrow>
      </math:mfrac>
    </math:mrow>
    <math:annotation math:encoding="StarMath 5.0">n=d OVER {d'}={P'P} OVER {P'S} = {p_1 - p_3} OVER {p_2 - p_3}</math:annotation>
  </math:semantics>
</math:math>
</file>

<file path=Object 7/content.xml><?xml version="1.0" encoding="utf-8"?>
<!DOCTYPE math  PUBLIC '-//OpenOffice.org//DTD Modified W3C MathML 1.01//EN'  'math.dtd'>
<math:math xmlns:math="http://www.w3.org/1998/Math/MathML">
  <math:semantics>
    <math:mrow>
      <math:mrow>
        <math:mrow>
          <math:msub>
            <math:mi>p</math:mi>
            <math:mn>2</math:mn>
          </math:msub>
          <math:mo math:stretchy="false">=</math:mo>
          <math:mrow>
            <math:msub>
              <math:mover math:accent="true">
                <math:mi>p</math:mi>
                <math:mo math:stretchy="false">ˉ</math:mo>
              </math:mover>
              <math:mn>2</math:mn>
            </math:msub>
            <math:mo math:stretchy="false">±</math:mo>
            <math:msub>
              <math:mo math:stretchy="false">σ</math:mo>
              <math:msub>
                <math:mi>p</math:mi>
                <math:mn>2</math:mn>
              </math:msub>
            </math:msub>
          </math:mrow>
        </math:mrow>
        <math:mo math:stretchy="false">=</math:mo>
        <math:mrow>
          <math:mo math:stretchy="false">(</math:mo>
          <math:mrow>
            <math:mi/>
            <math:mo math:stretchy="false">±</math:mo>
            <math:mi/>
          </math:mrow>
          <math:mo math:stretchy="false">)</math:mo>
        </math:mrow>
      </math:mrow>
      <math:mi>s</math:mi>
    </math:mrow>
    <math:annotation math:encoding="StarMath 5.0">p_2 = {bar p}_2 plusminus %sigma_{p_2} = (~~~~~~~ plusminus ~~~~~~~~ ) s</math:annotation>
  </math:semantics>
</math:math>
</file>

<file path=Object 8/content.xml><?xml version="1.0" encoding="utf-8"?>
<!DOCTYPE math  PUBLIC '-//OpenOffice.org//DTD Modified W3C MathML 1.01//EN'  'math.dtd'>
<math:math xmlns:math="http://www.w3.org/1998/Math/MathML">
  <math:semantics>
    <math:mrow>
      <math:mo math:stretchy="false">Δ</math:mo>
      <math:mrow>
        <math:msub>
          <math:mi>p</math:mi>
          <math:mrow>
            <math:mn>2</math:mn>
            <math:mo math:stretchy="false">/</math:mo>
            <math:mi>R</math:mi>
          </math:mrow>
        </math:msub>
        <math:mo math:stretchy="false">=</math:mo>
        <math:mi/>
      </math:mrow>
      <math:mo math:stretchy="false">%</math:mo>
    </math:mrow>
    <math:annotation math:encoding="StarMath 5.0">%DELTA p_{2/R} = ~~~~~~~ %percent</math:annotation>
  </math:semantics>
</math:math>
</file>

<file path=Object 9/content.xml><?xml version="1.0" encoding="utf-8"?>
<!DOCTYPE math  PUBLIC '-//OpenOffice.org//DTD Modified W3C MathML 1.01//EN'  'math.dtd'>
<math:math xmlns:math="http://www.w3.org/1998/Math/MathML">
  <math:semantics>
    <math:mover math:accent="true">
      <math:msub>
        <math:mi>p</math:mi>
        <math:mn>1</math:mn>
      </math:msub>
      <math:mo>¯</math:mo>
    </math:mover>
    <math:annotation math:encoding="StarMath 5.0">overline {p_1} </math:annotation>
  </math:semantics>
</math:math>
</file>